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82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1015" table:default-cell-style-name="Default"/>
        <table:table-row table:style-name="ro1">
          <table:table-cell office:value-type="string">
            <text:p>Paramet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</text:p>
          </table:table-cell>
          <table:table-cell table:style-name="ce1" office:value-type="float" office:value="0.2">
            <text:p>0.20</text:p>
          </table:table-cell>
          <table:table-cell/>
          <table:table-cell table:style-name="ce1" office:value-type="float" office:value="0.2">
            <text:p>0.20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0.2">
            <text:p>0.20</text:p>
          </table:table-cell>
          <table:table-cell table:number-columns-repeated="1015"/>
        </table:table-row>
        <table:table-row table:style-name="ro1">
          <table:table-cell office:value-type="string">
            <text:p>a</text:p>
          </table:table-cell>
          <table:table-cell office:value-type="float" office:value="2950181">
            <text:p>2950181</text:p>
          </table:table-cell>
          <table:table-cell/>
          <table:table-cell table:style-name="ce3" office:value-type="float" office:value="2950181">
            <text:p>2,950,181</text:p>
          </table:table-cell>
          <table:table-cell table:style-name="ce3" office:value-type="float" office:value="2950181">
            <text:p>2,950,181</text:p>
          </table:table-cell>
          <table:table-cell table:style-name="ce3" office:value-type="float" office:value="2950181">
            <text:p>2,950,181</text:p>
          </table:table-cell>
          <table:table-cell table:style-name="ce3" office:value-type="float" office:value="2950181">
            <text:p>2,950,181</text:p>
          </table:table-cell>
          <table:table-cell table:style-name="ce3" office:value-type="float" office:value="2950181">
            <text:p>2,950,181</text:p>
          </table:table-cell>
          <table:table-cell table:style-name="ce3" office:value-type="float" office:value="2950181">
            <text:p>2,950,181</text:p>
          </table:table-cell>
          <table:table-cell table:number-columns-repeated="1015"/>
        </table:table-row>
        <table:table-row table:style-name="ro1">
          <table:table-cell office:value-type="string">
            <text:p>hmax</text:p>
          </table:table-cell>
          <table:table-cell table:style-name="ce1" office:value-type="float" office:value="0.7">
            <text:p>0.70</text:p>
          </table:table-cell>
          <table:table-cell/>
          <table:table-cell table:style-name="ce1" office:value-type="float" office:value="0.7">
            <text:p>0.70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0.7">
            <text:p>0.70</text:p>
          </table:table-cell>
          <table:table-cell table:number-columns-repeated="1015"/>
        </table:table-row>
        <table:table-row table:style-name="ro1">
          <table:table-cell office:value-type="string">
            <text:p>hequi</text:p>
          </table:table-cell>
          <table:table-cell table:style-name="ce1" office:value-type="float" office:value="0.5">
            <text:p>0.50</text:p>
          </table:table-cell>
          <table:table-cell/>
          <table:table-cell table:style-name="ce1" office:value-type="float" office:value="0.5">
            <text:p>0.50</text:p>
          </table:table-cell>
          <table:table-cell table:style-name="ce1" office:value-type="float" office:value="0.5">
            <text:p>0.50</text:p>
          </table:table-cell>
          <table:table-cell table:style-name="ce1" office:value-type="float" office:value="0.5">
            <text:p>0.50</text:p>
          </table:table-cell>
          <table:table-cell table:style-name="ce1" office:value-type="float" office:value="0.5">
            <text:p>0.50</text:p>
          </table:table-cell>
          <table:table-cell table:style-name="ce1" office:value-type="float" office:value="0.5">
            <text:p>0.50</text:p>
          </table:table-cell>
          <table:table-cell table:style-name="ce1" office:value-type="float" office:value="0.5">
            <text:p>0.50</text:p>
          </table:table-cell>
          <table:table-cell table:number-columns-repeated="1015"/>
        </table:table-row>
        <table:table-row table:style-name="ro1">
          <table:table-cell office:value-type="string">
            <text:p>hmin</text:p>
          </table:table-cell>
          <table:table-cell table:style-name="ce1" office:value-type="float" office:value="0">
            <text:p>0.00</text:p>
          </table:table-cell>
          <table:table-cell/>
          <table:table-cell table:style-name="ce1" office:value-type="float" office:value="0">
            <text:p>0.0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office:value-type="string">
            <text:p>hinit</text:p>
          </table:table-cell>
          <table:table-cell table:style-name="ce1" office:value-type="float" office:value="0.35">
            <text:p>0.35</text:p>
          </table:table-cell>
          <table:table-cell/>
          <table:table-cell table:style-name="ce1" office:value-type="float" office:value="0.35">
            <text:p>0.35</text:p>
          </table:table-cell>
          <table:table-cell table:style-name="ce1" office:value-type="float" office:value="0.35">
            <text:p>0.35</text:p>
          </table:table-cell>
          <table:table-cell table:style-name="ce1" office:value-type="float" office:value="0.35">
            <text:p>0.35</text:p>
          </table:table-cell>
          <table:table-cell table:style-name="ce1" office:value-type="float" office:value="0.35">
            <text:p>0.35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0.35">
            <text:p>0.35</text:p>
          </table:table-cell>
          <table:table-cell table:number-columns-repeated="1015"/>
        </table:table-row>
        <table:table-row table:style-name="ro1">
          <table:table-cell office:value-type="string">
            <text:p>fc</text:p>
          </table:table-cell>
          <table:table-cell table:style-name="ce1" office:value-type="float" office:value="1">
            <text:p>1.00</text:p>
          </table:table-cell>
          <table:table-cell/>
          <table:table-cell table:style-name="ce1" office:value-type="float" office:value="1">
            <text:p>1.00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string">
            <text:p>fc min</text:p>
          </table:table-cell>
          <table:table-cell table:style-name="ce1" office:value-type="float" office:value="0.75">
            <text:p>0.75</text:p>
          </table:table-cell>
          <table:table-cell/>
          <table:table-cell table:style-name="ce1" office:value-type="float" office:value="0.75">
            <text:p>0.7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75">
            <text:p>0.75</text:p>
          </table:table-cell>
          <table:table-cell table:number-columns-repeated="1015"/>
        </table:table-row>
        <table:table-row table:style-name="ro1">
          <table:table-cell office:value-type="string">
            <text:p>fin</text:p>
          </table:table-cell>
          <table:table-cell table:style-name="ce1" office:value-type="float" office:value="0.02">
            <text:p>0.02</text:p>
          </table:table-cell>
          <table:table-cell/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number-columns-repeated="1015"/>
        </table:table-row>
        <table:table-row table:style-name="ro1">
          <table:table-cell office:value-type="string">
            <text:p>fuit</text:p>
          </table:table-cell>
          <table:table-cell table:style-name="ce1" office:value-type="float" office:value="0.04">
            <text:p>0.04</text:p>
          </table:table-cell>
          <table:table-cell/>
          <table:table-cell table:style-name="ce1" office:value-type="float" office:value="0.04">
            <text:p>0.0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4">
            <text:p>0.0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max</text:p>
          </table:table-cell>
          <table:table-cell table:formula="of:= [.$B$5] * [.$B$3] * [.$B$4]" office:value-type="float" office:value="413025.34">
            <text:p>413025.34</text:p>
          </table:table-cell>
          <table:table-cell/>
          <table:table-cell table:style-name="ce2" table:formula="of:= [.D5] * [.D3] * [.D4]" office:value-type="float" office:value="413025.34">
            <text:p>413,025.34</text:p>
          </table:table-cell>
          <table:table-cell table:style-name="ce2" table:formula="of:= [.E5] * [.E3] * [.E4]" office:value-type="float" office:value="413025.34">
            <text:p>413,025.34</text:p>
          </table:table-cell>
          <table:table-cell table:style-name="ce2" table:formula="of:= [.F5] * [.F3] * [.F4]" office:value-type="float" office:value="413025.34">
            <text:p>413,025.34</text:p>
          </table:table-cell>
          <table:table-cell table:style-name="ce2" table:formula="of:= [.G5] * [.G3] * [.G4]" office:value-type="float" office:value="413025.34">
            <text:p>413,025.34</text:p>
          </table:table-cell>
          <table:table-cell table:style-name="ce2" table:formula="of:= [.H5] * [.H3] * [.H4]" office:value-type="float" office:value="413025.34">
            <text:p>413,025.34</text:p>
          </table:table-cell>
          <table:table-cell table:style-name="ce2" table:formula="of:= [.I5] * [.I3] * [.I4]" office:value-type="float" office:value="413025.34">
            <text:p>413,025.34</text:p>
          </table:table-cell>
          <table:table-cell table:number-columns-repeated="1015"/>
        </table:table-row>
        <table:table-row table:style-name="ro1">
          <table:table-cell office:value-type="string">
            <text:p>Vequi</text:p>
          </table:table-cell>
          <table:table-cell table:formula="of:= [.$B$6] * [.$B$4]" office:value-type="float" office:value="1475090.5">
            <text:p>1475090.5</text:p>
          </table:table-cell>
          <table:table-cell/>
          <table:table-cell table:style-name="ce2" table:formula="of:= [.D6] * [.D4]" office:value-type="float" office:value="1475090.5">
            <text:p>1,475,090.50</text:p>
          </table:table-cell>
          <table:table-cell table:style-name="ce2" table:formula="of:= [.E6] * [.E4]" office:value-type="float" office:value="1475090.5">
            <text:p>1,475,090.50</text:p>
          </table:table-cell>
          <table:table-cell table:style-name="ce2" table:formula="of:= [.F6] * [.F4]" office:value-type="float" office:value="1475090.5">
            <text:p>1,475,090.50</text:p>
          </table:table-cell>
          <table:table-cell table:style-name="ce2" table:formula="of:= [.G6] * [.G4]" office:value-type="float" office:value="1475090.5">
            <text:p>1,475,090.50</text:p>
          </table:table-cell>
          <table:table-cell table:style-name="ce2" table:formula="of:= [.H6] * [.H4]" office:value-type="float" office:value="1475090.5">
            <text:p>1,475,090.50</text:p>
          </table:table-cell>
          <table:table-cell table:style-name="ce2" table:formula="of:= [.I6] * [.I4]" office:value-type="float" office:value="1475090.5">
            <text:p>1,475,090.50</text:p>
          </table:table-cell>
          <table:table-cell table:number-columns-repeated="1015"/>
        </table:table-row>
        <table:table-row table:style-name="ro1">
          <table:table-cell office:value-type="string">
            <text:p>Vmin</text:p>
          </table:table-cell>
          <table:table-cell table:formula="of:= [.$B$7] * [.$B$4]" office:value-type="float" office:value="0">
            <text:p>0</text:p>
          </table:table-cell>
          <table:table-cell/>
          <table:table-cell table:style-name="ce2" table:formula="of:= [.D7] * [.D4]" office:value-type="float" office:value="0">
            <text:p>0.00</text:p>
          </table:table-cell>
          <table:table-cell table:style-name="ce2" table:formula="of:= [.E7] * [.E4]" office:value-type="float" office:value="0">
            <text:p>0.00</text:p>
          </table:table-cell>
          <table:table-cell table:style-name="ce2" table:formula="of:= [.F7] * [.F4]" office:value-type="float" office:value="0">
            <text:p>0.00</text:p>
          </table:table-cell>
          <table:table-cell table:style-name="ce2" table:formula="of:= [.G7] * [.G4]" office:value-type="float" office:value="0">
            <text:p>0.00</text:p>
          </table:table-cell>
          <table:table-cell table:style-name="ce2" table:formula="of:= [.H7] * [.H4]" office:value-type="float" office:value="0">
            <text:p>0.00</text:p>
          </table:table-cell>
          <table:table-cell table:style-name="ce2" table:formula="of:= [.I7] * [.I4]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office:value-type="string">
            <text:p>Vinit</text:p>
          </table:table-cell>
          <table:table-cell table:formula="of:= [.$B$8] * [.$B$3] * [.$B$4]" office:value-type="float" office:value="206512.67">
            <text:p>206512.67</text:p>
          </table:table-cell>
          <table:table-cell/>
          <table:table-cell table:style-name="ce2" table:formula="of:= [.D8] * [.D3] * [.D4]" office:value-type="float" office:value="206512.67">
            <text:p>206,512.67</text:p>
          </table:table-cell>
          <table:table-cell table:style-name="ce2" table:formula="of:= [.E8] * [.E3] * [.E4]" office:value-type="float" office:value="206512.67">
            <text:p>206,512.67</text:p>
          </table:table-cell>
          <table:table-cell table:style-name="ce2" table:formula="of:= [.F8] * [.F3] * [.F4]" office:value-type="float" office:value="206512.67">
            <text:p>206,512.67</text:p>
          </table:table-cell>
          <table:table-cell table:style-name="ce2" table:formula="of:= [.G8] * [.G3] * [.G4]" office:value-type="float" office:value="206512.67">
            <text:p>206,512.67</text:p>
          </table:table-cell>
          <table:table-cell table:style-name="ce2" table:formula="of:= [.H8] * [.H3] * [.H4]" office:value-type="float" office:value="383523.53">
            <text:p>383,523.53</text:p>
          </table:table-cell>
          <table:table-cell table:style-name="ce2" table:formula="of:= [.I8] * [.I3] * [.I4]" office:value-type="float" office:value="206512.67">
            <text:p>206,512.6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erslag</text:p>
          </table:table-cell>
          <table:table-cell table:number-columns-repeated="1023"/>
        </table:table-row>
        <table:table-row table:style-name="ro1">
          <table:table-cell office:value-type="string">
            <text:p>datum</text:p>
          </table:table-cell>
          <table:table-cell table:number-columns-repeated="1023"/>
        </table:table-row>
        <table:table-row table:style-name="ro1">
          <table:table-cell office:value-type="string">
            <text:p>waard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damping</text:p>
          </table:table-cell>
          <table:table-cell table:number-columns-repeated="1023"/>
        </table:table-row>
        <table:table-row table:style-name="ro1">
          <table:table-cell office:value-type="string">
            <text:p>datum</text:p>
          </table:table-cell>
          <table:table-cell table:number-columns-repeated="1023"/>
        </table:table-row>
        <table:table-row table:style-name="ro1">
          <table:table-cell office:value-type="string">
            <text:p>waard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wel</text:p>
          </table:table-cell>
          <table:table-cell table:number-columns-repeated="1023"/>
        </table:table-row>
        <table:table-row table:style-name="ro1">
          <table:table-cell office:value-type="string">
            <text:p>datum</text:p>
          </table:table-cell>
          <table:table-cell table:number-columns-repeated="1023"/>
        </table:table-row>
        <table:table-row table:style-name="ro1">
          <table:table-cell office:value-type="string">
            <text:p>waarde</text:p>
          </table:table-cell>
          <table:table-cell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t-1</text:p>
          </table:table-cell>
          <table:table-cell table:number-columns-repeated="2"/>
          <table:table-cell table:style-name="ce2"/>
          <table:table-cell table:style-name="ce2" table:formula="of:= [.E4] * [.E8]" office:value-type="float" office:value="1032563.35">
            <text:p>1,032,563.35</text:p>
          </table:table-cell>
          <table:table-cell table:style-name="ce2" table:formula="of:= [.F4] * [.F8]" office:value-type="float" office:value="1032563.35">
            <text:p>1,032,563.35</text:p>
          </table:table-cell>
          <table:table-cell table:style-name="ce2" table:formula="of:= [.G4] * [.G8]" office:value-type="float" office:value="1032563.35">
            <text:p>1,032,563.35</text:p>
          </table:table-cell>
          <table:table-cell table:style-name="ce2" table:formula="of:= [.H4] * [.H8]" office:value-type="float" office:value="1917617.65">
            <text:p>1,917,617.65</text:p>
          </table:table-cell>
          <table:table-cell table:style-name="ce2" table:formula="of:= [.I4] * [.I8]" office:value-type="float" office:value="1032563.35">
            <text:p>1,032,563.3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kw</text:p>
          </table:table-cell>
          <table:table-cell table:formula="of:= [.B$29] * [.$B$4] / 1000" office:value-type="float" office:value="0">
            <text:p>0</text:p>
          </table:table-cell>
          <table:table-cell table:formula="of:= [.C$29] * [.$B$4] / 1000" office:value-type="float" office:value="29501.81">
            <text:p>29501.81</text:p>
          </table:table-cell>
          <table:table-cell table:number-columns-repeated="1021"/>
        </table:table-row>
        <table:table-row table:style-name="ro1">
          <table:table-cell office:value-type="string">
            <text:p>Qn-v</text:p>
          </table:table-cell>
          <table:table-cell table:style-name="ce2" table:number-columns-repeated="2"/>
          <table:table-cell table:style-name="ce2" table:formula="of:= IF([.D31] &lt;= [.D15]; [.D41]; [.D40])" office:value-type="float" office:value="0">
            <text:p>0.00</text:p>
          </table:table-cell>
          <table:table-cell table:style-name="ce2" table:formula="of:= IF([.E31] &lt;= [.E15]; [.E41]; [.E40])" office:value-type="float" office:value="47940.44125">
            <text:p>47,940.44</text:p>
          </table:table-cell>
          <table:table-cell table:style-name="ce2" table:formula="of:= IF([.F31] &lt;= [.F15]; [.F41]; [.F40])" office:value-type="float" office:value="-29501.81">
            <text:p>-29,501.81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Qdrain</text:p>
          </table:table-cell>
          <table:table-cell table:number-columns-repeated="5"/>
          <table:table-cell table:style-name="ce2" table:formula="of:= IF([.G31] &lt; [.G15]; [.G42]; IF([.G31] &gt; [.G15]; [.G43]; 0))" office:value-type="float" office:value="-41302.534">
            <text:p>-41,302.53</text:p>
          </table:table-cell>
          <table:table-cell table:style-name="ce2" table:formula="of:= IF([.H31] &lt; [.H15]; [.H42]; IF([.H31] &gt; [.H15]; [.H43]; 0))" office:value-type="float" office:value="-38352.353">
            <text:p>-38,352.35</text:p>
          </table:table-cell>
          <table:table-cell table:style-name="ce2" table:formula="of:= IF([.I31] &lt; [.I15]; [.I42]; IF([.I31] &gt; [.I15]; [.I43]; 0))" office:value-type="float" office:value="-41302.534">
            <text:p>-41,302.53</text:p>
          </table:table-cell>
          <table:table-cell table:number-columns-repeated="1015"/>
        </table:table-row>
        <table:table-row table:style-name="ro1">
          <table:table-cell office:value-type="string">
            <text:p>water level</text:p>
          </table:table-cell>
          <table:table-cell table:number-columns-repeated="7"/>
          <table:table-cell table:style-name="ce2" table:formula="of:= IF([.I31] + [.I44] &lt; [.I14]; [.I31]+[.I44]; [.I14]) / [.I4]" office:value-type="float" office:value="0.14">
            <text:p>0.14</text:p>
          </table:table-cell>
          <table:table-cell table:number-columns-repeated="1015"/>
        </table:table-row>
        <table:table-row table:style-name="ro1">
          <table:table-cell office:value-type="string">
            <text:p>flow off</text:p>
          </table:table-cell>
          <table:table-cell table:number-columns-repeated="7"/>
          <table:table-cell table:style-name="ce2" table:formula="of:= IF([.I31] + [.I44] &gt; [.I14]; -([.I44] + [.I31] - [.I14]); 0)" office:value-type="float" office:value="-655677.72725">
            <text:p>-655,677.73</text:p>
          </table:table-cell>
          <table:table-cell table:number-columns-repeated="1015"/>
        </table:table-row>
        <table:table-row table:style-name="ro1">
          <table:table-cell office:value-type="string">
            <text:p>net drain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D$21] - [.D$25] * [.D$9]) * [.D$4]/1000" office:value-type="float" office:value="0">
            <text:p>0</text:p>
          </table:table-cell>
          <table:table-cell table:formula="of:=([.E$21] - [.E$25] * [.E$9]) * [.E$4]/1000" office:value-type="float" office:value="44252.715">
            <text:p>44252.715</text:p>
          </table:table-cell>
          <table:table-cell table:formula="of:=([.F$21] - [.F$25] * [.F$9]) * [.F$4]/1000" office:value-type="float" office:value="-44252.715">
            <text:p>-44252.71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([.D$21] - [.D$25] * [.D$10]) * [.D$4]/1000" office:value-type="float" office:value="0">
            <text:p>0</text:p>
          </table:table-cell>
          <table:table-cell table:formula="of:=([.E$21] - [.E$25] * [.E$10]) * [.E$4]/1000" office:value-type="float" office:value="47940.44125">
            <text:p>47940.44125</text:p>
          </table:table-cell>
          <table:table-cell table:formula="of:=([.F$21] - [.F$25] * [.F$10]) * [.F$4]/1000" office:value-type="float" office:value="-29501.81">
            <text:p>-29501.8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formula="of:= -[.G$31] *[.G$12]" office:value-type="float" office:value="-41302.534">
            <text:p>-41302.534</text:p>
          </table:table-cell>
          <table:table-cell table:formula="of:= -[.H$31] *[.H$12]" office:value-type="float" office:value="-76704.706">
            <text:p>-76704.706</text:p>
          </table:table-cell>
          <table:table-cell table:formula="of:= -[.I$31] *[.I$12]" office:value-type="float" office:value="-41302.534">
            <text:p>-41302.53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 -[.G$31] * [.G11]" office:value-type="float" office:value="-20651.267">
            <text:p>-20651.267</text:p>
          </table:table-cell>
          <table:table-cell table:formula="of:= -[.H$31] * [.H11]" office:value-type="float" office:value="-38352.353">
            <text:p>-38352.353</text:p>
          </table:table-cell>
          <table:table-cell table:formula="of:= -[.I$31] * [.I11]" office:value-type="float" office:value="-20651.267">
            <text:p>-20651.267</text:p>
          </table:table-cell>
          <table:table-cell table:number-columns-repeated="1015"/>
        </table:table-row>
        <table:table-row table:style-name="ro1">
          <table:table-cell office:value-type="string">
            <text:p>Qin</text:p>
          </table:table-cell>
          <table:table-cell table:number-columns-repeated="5"/>
          <table:table-cell table:style-name="ce2" table:number-columns-repeated="2"/>
          <table:table-cell table:style-name="ce2" table:formula="of:= [.G35] + [.E34] + [.C33]" office:value-type="float" office:value="36139.71725">
            <text:p>36,139.72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12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ter Swinkels</meta:initial-creator>
    <meta:creation-date>2010-11-30T13:08:59</meta:creation-date>
    <dc:date>2010-12-01T12:17:48</dc:date>
    <dc:creator>Pieter Swinkels</dc:creator>
    <meta:editing-duration>PT05H10M40S</meta:editing-duration>
    <meta:editing-cycles>24</meta:editing-cycles>
    <meta:generator>OpenOffice.org/3.2$Linux OpenOffice.org_project/320m12$Build-9483</meta:generator>
    <meta:document-statistic meta:table-count="3" meta:cell-count="181" meta:object-count="0"/>
  </office:meta>
</office:document-meta>
</file>